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Times New Roman1" svg:font-family="'Times New Roman'"/>
    <style:font-face style:name="arial" svg:font-family="arial, sans-serif"/>
    <style:font-face style:name="courier new" svg:font-family="'courier new', monospace"/>
    <style:font-face style:name="Cumberland" svg:font-family="Cumberland" style:font-family-generic="modern" style:font-pitch="fixed"/>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style>
    <style:style style:name="P7" style:family="paragraph" style:parent-style-name="Preformatted_20_Text">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Preformatted_20_Text">
      <style:paragraph-properties fo:margin-top="0cm" fo:margin-bottom="0.499cm" style:contextual-spacing="false"/>
    </style:style>
    <style:style style:name="P11" style:family="paragraph" style:parent-style-name="Heading_20_3">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4">
      <style:paragraph-properties fo:text-align="start" style:justify-single-word="false"/>
    </style:style>
    <style:style style:name="P1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list-style-name="L4">
      <style:paragraph-properties fo:text-align="start" style:justify-single-word="false"/>
      <style:text-properties style:font-name="Times New Roman"/>
    </style:style>
    <style:style style:name="P19"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Text_20_body" style:list-style-name="L1"/>
    <style:style style:name="P21" style:family="paragraph" style:parent-style-name="Text_20_body" style:list-style-name="L2">
      <style:paragraph-properties fo:text-align="start" style:justify-single-word="false"/>
    </style:style>
    <style:style style:name="P22" style:family="paragraph" style:parent-style-name="Text_20_body" style:list-style-name="L1">
      <style:paragraph-properties fo:margin-top="0cm" fo:margin-bottom="0cm" style:contextual-spacing="false"/>
    </style:style>
    <style:style style:name="P23" style:family="paragraph" style:parent-style-name="Heading_20_3">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bold" style:font-size-asian="12pt" style:font-weight-asian="bold" style:font-size-complex="12pt" style:font-weight-complex="bold"/>
    </style:style>
    <style:style style:name="T3" style:family="text">
      <style:text-properties fo:font-size="12pt" fo:language="en" fo:country="none" style:text-underline-style="none" fo:font-weight="normal" style:font-size-asian="12pt" style:font-weight-asian="normal" style:font-size-complex="12pt" style:font-weight-complex="normal"/>
    </style:style>
    <style:style style:name="T4" style:family="text">
      <style:text-properties officeooo:rsid="00113fe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Fruit reloaded code style guide</text:p>
      <text:p text:style-name="P2"/>
      <text:p text:style-name="P3">Preface</text:p>
      <text:p text:style-name="P5"/>
      <text:p text:style-name="P4">This document attempts to explain the basic styles and patterns that are used in the Fruit reloaded codebase. New code should try to conform to these standards, so that it is as easy to maintain as existing code. Of course every rule has an exception, but it's important to know the rules nonetheless! </text:p>
      <text:p text:style-name="P4"/>
      <text:p text:style-name="P4"/>
      <text:p text:style-name="P3">Best practies</text:p>
      <text:p text:style-name="P3"/>
      <text:p text:style-name="P19">Abstract goals we strive for:</text:p>
      <text:list xml:id="list3647986103608039827" text:style-name="L1">
        <text:list-item>
          <text:p text:style-name="P22">simplicity </text:p>
        </text:list-item>
        <text:list-item>
          <text:p text:style-name="P20">readability </text:p>
        </text:list-item>
        <text:list-item>
          <text:p text:style-name="P20">bugfree (asserts)</text:p>
        </text:list-item>
      </text:list>
      <text:p text:style-name="P4">When considering the goals above, each situation requires an examination of the circumstances and balancing of various trade-offs. </text:p>
      <text:p text:style-name="P3"/>
      <text:p text:style-name="P4">Please read the existing code base for a better understanding :)</text:p>
      <text:p text:style-name="P4"/>
      <text:h text:style-name="P11" text:outline-level="3"><text:bookmark text:name="General_C.2FC.2B.2B_Practices"/>General practices</text:h>
      <text:p text:style-name="P4"/>
      <text:list xml:id="list754275713866822442" text:style-name="L2">
        <text:list-item>
          <text:p text:style-name="P21"><text:span text:style-name="T1">Use whole english words and </text:span>short as possible </text:p>
        </text:list-item>
      </text:list>
      <text:list xml:id="list249210977109025612" text:style-name="L3">
        <text:list-item>
          <text:p text:style-name="P12"><text:span text:style-name="T1">Basicly we use </text:span><text:span text:style-name="T2">plain</text:span><text:span text:style-name="T1"> C and only C++ if it brings a clear speed </text:span><text:bookmark text:name="result_box"/><text:span text:style-name="T3">advantage</text:span><text:span text:style-name="T1"> </text:span></text:p>
        </text:list-item>
      </text:list>
      <text:list xml:id="list9140790986664486157" text:style-name="L4">
        <text:list-item>
          <text:p text:style-name="P13"><text:span text:style-name="T1">Use </text:span><text:span text:style-name="T2">three</text:span><text:span text:style-name="T1"> spaces for indentation (no tabs!)</text:span></text:p>
        </text:list-item>
        <text:list-item>
          <text:p text:style-name="P15">Use space between complex code line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 text:outline-level="3"><text:soft-page-break/></text:h>
      <text:h text:style-name="P11" text:outline-level="3"><text:bookmark text:name="C.2FC.2B.2B_practices"/>C/C++ practices</text:h>
      <text:p text:style-name="P4"/>
      <text:list xml:id="list162649723507534" text:continue-numbering="true" text:style-name="L4">
        <text:list-item>
          <text:p text:style-name="P15">Use NULL for pointers if needed</text:p>
        </text:list-item>
        <text:list-item>
          <text:p text:style-name="P15">Use // for comments</text:p>
        </text:list-item>
        <text:list-item>
          <text:p text:style-name="P15">Declare local variables at the top of each method (expection speed up with C++)</text:p>
        </text:list-item>
        <text:list-item>
          <text:p text:style-name="P13"><text:span text:style-name="T1">Declare </text:span><text:span text:style-name="T2">local</text:span><text:span text:style-name="T1"> variables like 'this_is_a_local_variable“</text:span></text:p>
        </text:list-item>
        <text:list-item>
          <text:p text:style-name="P13"><text:span text:style-name="T1">Declare (contants) </text:span><text:span text:style-name="T2">global</text:span><text:span text:style-name="T1"> variables like „ThisIsAGlobalVariable“</text:span></text:p>
        </text:list-item>
        <text:list-item>
          <text:p text:style-name="P15">Don't initialize variables at the top and use „// init“ as comment</text:p>
        </text:list-item>
        <text:list-item>
          <text:p text:style-name="P13"><text:span text:style-name="T1">Do not compare </text:span><text:span text:style-name="Source_20_Text"><text:span text:style-name="T1">x == true</text:span></text:span><text:span text:style-name="T1"> or </text:span><text:span text:style-name="Source_20_Text"><text:span text:style-name="T1">x == false</text:span></text:span><text:span text:style-name="T1">. Use </text:span><text:span text:style-name="Source_20_Text"><text:span text:style-name="T1">(x)</text:span></text:span><text:span text:style-name="T1"> or </text:span><text:span text:style-name="Source_20_Text"><text:span text:style-name="T1">(!x)</text:span></text:span><text:span text:style-name="T1"> instead. </text:span><text:span text:style-name="Source_20_Text"><text:span text:style-name="T1">x == true</text:span></text:span><text:span text:style-name="T1">, in fact, is different from if </text:span><text:span text:style-name="Source_20_Text"><text:span text:style-name="T1">(x)</text:span></text:span><text:span text:style-name="T1">! <text:s/>(expection asserts)</text:span></text:p>
        </text:list-item>
        <text:list-item>
          <text:p text:style-name="P15">Asserts using x==false boolean compare instead of !x</text:p>
        </text:list-item>
        <text:list-item>
          <text:p text:style-name="P15">Use <text:span text:style-name="T4">ASSERT</text:span> as much as possible</text:p>
        </text:list-item>
        <text:list-item>
          <text:p text:style-name="P15">Don't use if else statement without brackets</text:p>
        </text:list-item>
        <text:list-item>
          <text:p text:style-name="P15">Don't use else after return</text:p>
        </text:list-item>
        <text:list-item>
          <text:p text:style-name="P15">Use stanadrd int as much as possible</text:p>
        </text:list-item>
        <text:list-item>
          <text:p text:style-name="P18"><text:span text:style-name="T1">Use unsigned integer type if your variable represents a bit pattern (e.g. a hash value or a bitmask). <text:s/>(look at util.h)</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File practies</text:p>
      <text:p text:style-name="P3"/>
      <text:p text:style-name="P4">This is an example:</text:p>
      <text:p text:style-name="P3"/>
      <text:p text:style-name="P7">/* Fruit reloaded, a UCI chess playing engine derived from Fruit 2.1</text:p>
      <text:section text:style-name="Sect1" text:name="LC2">
        <text:p text:style-name="Preformatted_20_Text"><text:s/>*</text:p>
      </text:section>
      <text:section text:style-name="Sect1" text:name="LC3">
        <text:p text:style-name="Preformatted_20_Text"><text:s/>* Copyright (C) 2004-2005 Fabien Letouzey</text:p>
      </text:section>
      <text:section text:style-name="Sect1" text:name="LC4">
        <text:p text:style-name="Preformatted_20_Text"><text:s/>* Copyright (C) 2012-2014 Daniel Mehrmann</text:p>
      </text:section>
      <text:section text:style-name="Sect1" text:name="LC5">
        <text:p text:style-name="Preformatted_20_Text"><text:s/>* Copyright (C) 2013-2014 Ryan Benitez</text:p>
      </text:section>
      <text:section text:style-name="Sect1" text:name="LC6">
        <text:p text:style-name="Preformatted_20_Text"><text:s/>*</text:p>
      </text:section>
      <text:section text:style-name="Sect1" text:name="LC7">
        <text:p text:style-name="Preformatted_20_Text"><text:s/>* This program is free software: you can redistribute it and/or modify</text:p>
      </text:section>
      <text:section text:style-name="Sect1" text:name="LC8">
        <text:p text:style-name="Preformatted_20_Text"><text:s/>* it under the terms of the GNU General Public License as published by</text:p>
      </text:section>
      <text:section text:style-name="Sect1" text:name="LC9">
        <text:p text:style-name="Preformatted_20_Text"><text:s/>* the Free Software Foundation, either version 3 of the License, or</text:p>
      </text:section>
      <text:section text:style-name="Sect1" text:name="LC10">
        <text:p text:style-name="Preformatted_20_Text"><text:s/>* (at your option) any later version.</text:p>
      </text:section>
      <text:section text:style-name="Sect1" text:name="LC11">
        <text:p text:style-name="Preformatted_20_Text"><text:s/>*</text:p>
      </text:section>
      <text:section text:style-name="Sect1" text:name="LC12">
        <text:p text:style-name="Preformatted_20_Text"><text:s/>* This program is distributed in the hope that it will be useful,</text:p>
      </text:section>
      <text:section text:style-name="Sect1" text:name="LC13">
        <text:p text:style-name="Preformatted_20_Text"><text:s/>* but WITHOUT ANY WARRANTY; without even the implied warranty of</text:p>
      </text:section>
      <text:section text:style-name="Sect1" text:name="LC14">
        <text:p text:style-name="Preformatted_20_Text"><text:s/>* MERCHANTABILITY or FITNESS FOR A PARTICULAR PURPOSE. See the</text:p>
      </text:section>
      <text:section text:style-name="Sect1" text:name="LC15">
        <text:p text:style-name="Preformatted_20_Text"><text:s/>* GNU General Public License for more details.</text:p>
      </text:section>
      <text:section text:style-name="Sect1" text:name="LC16">
        <text:p text:style-name="Preformatted_20_Text"><text:s/>*</text:p>
      </text:section>
      <text:section text:style-name="Sect1" text:name="LC17">
        <text:p text:style-name="Preformatted_20_Text"><text:s/>* You should have received a copy of the GNU General Public License</text:p>
      </text:section>
      <text:section text:style-name="Sect1" text:name="LC18">
        <text:p text:style-name="Preformatted_20_Text"><text:s/>* along with this program. If not, see &lt;http://www.gnu.org/licenses/&gt;.</text:p>
      </text:section>
      <text:section text:style-name="Sect1" text:name="LC19">
        <text:p text:style-name="Preformatted_20_Text"><text:s/>*/</text:p>
      </text:section>
      <text:p text:style-name="P3"/>
      <text:p text:style-name="P5">// fileName.cpp</text:p>
      <text:p text:style-name="P4"/>
      <text:p text:style-name="P4">// includes</text:p>
      <text:p text:style-name="P9"/>
      <text:section text:style-name="Sect1" text:name="LC24">
        <text:p text:style-name="Preformatted_20_Text">#ifdef _WIN32</text:p>
      </text:section>
      <text:section text:style-name="Sect1" text:name="LC25">
        <text:p text:style-name="Preformatted_20_Text"># <text:s/>include &lt;windows.h&gt;</text:p>
      </text:section>
      <text:section text:style-name="Sect1" text:name="LC26">
        <text:p text:style-name="Preformatted_20_Text">#else</text:p>
      </text:section>
      <text:section text:style-name="Sect1" text:name="LC27">
        <text:p text:style-name="Preformatted_20_Text"># <text:s/>include &lt;cstring&gt;</text:p>
      </text:section>
      <text:p text:style-name="P9">#endif</text:p>
      <text:p text:style-name="P9"/>
      <text:p text:style-name="P9">#include "board.h"</text:p>
      <text:p text:style-name="P9"/>
      <text:p text:style-name="P6">// constants</text:p>
      <text:p text:style-name="P6"/>
      <text:p text:style-name="P8">static const bool UseStats = false;</text:p>
      <text:p text:style-name="P6"/>
      <text:p text:style-name="P6">// types</text:p>
      <text:p text:style-name="P6"/>
      <text:section text:style-name="Sect1" text:name="LC69">
        <text:p text:style-name="Preformatted_20_Text"/>
      </text:section>
      <text:section text:style-name="Sect1" text:name="LC70">
        <text:p text:style-name="Preformatted_20_Text">enum gen_t {</text:p>
      </text:section>
      <text:section text:style-name="Sect1" text:name="LC71">
        <text:p text:style-name="Preformatted_20_Text">   GEN_ERROR,</text:p>
      </text:section>
      <text:section text:style-name="Sect1" text:name="LC82">
        <text:p text:style-name="Preformatted_20_Text">};</text:p>
      </text:section>
      <text:p text:style-name="P6"/>
      <text:p text:style-name="P8">struct entry_t {</text:p>
      <text:section text:style-name="Sect1" text:name="LC55">
        <text:p text:style-name="Preformatted_20_Text">   uint32 lock;</text:p>
      </text:section>
      <text:p text:style-name="P8">};</text:p>
      <text:p text:style-name="P6"/>
      <text:p text:style-name="P6">// variables</text:p>
      <text:p text:style-name="P6"/>
      <text:p text:style-name="P8">static int PosLegalEvasion;</text:p>
      <text:section text:style-name="Sect1" text:name="LC100">
        <text:p text:style-name="Preformatted_20_Text">static int PosSEE;</text:p>
      </text:section>
      <text:p text:style-name="P6"/>
      <text:p text:style-name="P6"><text:soft-page-break/></text:p>
      <text:p text:style-name="P6">// prototypes</text:p>
      <text:p text:style-name="P6"/>
      <text:section text:style-name="Sect1" text:name="LC84">
        <text:p text:style-name="Preformatted_20_Text">static void <text:s text:c="9"/>mutex_init <text:s text:c="7"/>();</text:p>
      </text:section>
      <text:section text:style-name="Sect1" text:name="LC85">
        <text:p text:style-name="Preformatted_20_Text">static void <text:s text:c="9"/>mutex_close <text:s text:c="6"/>();</text:p>
      </text:section>
      <text:section text:style-name="Sect1" text:name="LC86">
        <text:p text:style-name="Preformatted_20_Text"/>
      </text:section>
      <text:section text:style-name="Sect1" text:name="LC87">
        <text:p text:style-name="Preformatted_20_Text">static void <text:s text:c="9"/>thread_create <text:s text:c="4"/>();</text:p>
      </text:section>
      <text:section text:style-name="Sect1" text:name="LC88">
        <text:p text:style-name="Preformatted_20_Text">static void <text:s text:c="9"/>thread_exit <text:s text:c="6"/>();</text:p>
      </text:section>
      <text:p text:style-name="P6"/>
      <text:p text:style-name="P6"/>
      <text:p text:style-name="P6">// functions</text:p>
      <text:p text:style-name="P6"/>
      <text:p text:style-name="P8">// move_eval()</text:p>
      <text:section text:style-name="Sect1" text:name="LC202">
        <text:p text:style-name="Preformatted_20_Text"/>
      </text:section>
      <text:section text:style-name="Sect1" text:name="LC203">
        <text:p text:style-name="Preformatted_20_Text">void move_eval(const board_t * board, int eval) {</text:p>
        <text:p text:style-name="Preformatted_20_Text"/>
        <text:p text:style-name="Preformatted_20_Text">   int index;</text:p>
        <text:section text:style-name="Sect1" text:name="LC206">
          <text:p text:style-name="Preformatted_20_Text">   int best_value, value;</text:p>
        </text:section>
        <text:section text:style-name="Sect1" text:name="LC207">
          <text:p text:style-name="Preformatted_20_Text">   int move;</text:p>
        </text:section>
        <text:section text:style-name="Sect1" text:name="LC208">
          <text:p text:style-name="Preformatted_20_Text"/>
        </text:section>
        <text:section text:style-name="Sect1" text:name="LC209">
          <text:p text:style-name="Preformatted_20_Text">   ASSERT(board!=NULL);</text:p>
        </text:section>
        <text:section text:style-name="Sect1" text:name="LC210">
          <text:p text:style-name="Preformatted_20_Text">   ASSERT(value_is_ok(eval));</text:p>
        </text:section>
        <text:p text:style-name="P10">}</text:p>
        <text:p text:style-name="P10">// end of xxx.cpp</text:p>
        <text:p text:style-name="Preformatted_20_Text"/>
        <text:p text:style-name="Preformatted_20_Text"/>
        <text:p text:style-name="Preformatted_20_Text"/>
      </text:section>
      <text:p text:style-name="P6"/>
      <text:p text:style-name="P6"/>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Times New Roman1" svg:font-family="'Times New Roman'"/>
    <style:font-face style:name="arial" svg:font-family="arial, sans-serif"/>
    <style:font-face style:name="courier new" svg:font-family="'courier new', monospace"/>
    <style:font-face style:name="Cumberland" svg:font-family="Cumberland" style:font-family-generic="modern" style:font-pitch="fixed"/>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ndale Sans UI"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fo:font-size="14pt" style:font-name-asian="Andale Sans UI" style:font-family-asian="'Andale Sans U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ndale Sans UI" style:font-family-asian="'Andale Sans U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15:26:17.68</meta:creation-date>
    <dc:date>2014-04-15T16:26:47.625346100</dc:date>
    <meta:editing-duration>PT53M12S</meta:editing-duration>
    <meta:editing-cycles>17</meta:editing-cycles>
    <meta:generator>LibreOffice/4.1.3.2$Linux_X86_64 LibreOffice_project/410m0$Build-2</meta:generator>
    <dc:creator>Daniel Mehrmann</dc:creator>
    <meta:document-statistic meta:table-count="0" meta:image-count="0" meta:object-count="0" meta:page-count="4" meta:paragraph-count="85" meta:word-count="526" meta:character-count="3140" meta:non-whitespace-character-count="2611"/>
    <meta:user-defined meta:name="Info 1"/>
    <meta:user-defined meta:name="Info 2"/>
    <meta:user-defined meta:name="Info 3"/>
    <meta:user-defined meta:name="Info 4"/>
  </office:meta>
</office:document-meta>
</file>